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22pt" officeooo:rsid="000537ad" officeooo:paragraph-rsid="001bb638" style:font-size-asian="19.25pt" style:font-size-complex="22pt"/>
    </style:style>
    <style:style style:name="P2" style:family="paragraph" style:parent-style-name="Preformatted_20_Text">
      <style:text-properties fo:font-size="12pt" officeooo:rsid="001ca326" officeooo:paragraph-rsid="001ca326" style:font-size-asian="10.5pt" style:font-size-complex="12pt"/>
    </style:style>
    <style:style style:name="P3" style:family="paragraph" style:parent-style-name="Preformatted_20_Text">
      <style:text-properties fo:font-size="12pt" fo:font-weight="bold" officeooo:rsid="001ca326" officeooo:paragraph-rsid="001ca326" style:font-size-asian="10.5pt" style:font-weight-asian="bold" style:font-size-complex="12pt" style:font-weight-complex="bold"/>
    </style:style>
    <style:style style:name="P4" style:family="paragraph" style:parent-style-name="Preformatted_20_Text">
      <style:text-properties fo:font-size="12pt" fo:font-weight="bold" officeooo:rsid="001e176f" officeooo:paragraph-rsid="001e176f" style:font-size-asian="10.5pt" style:font-weight-asian="bold" style:font-size-complex="12pt" style:font-weight-complex="bold"/>
    </style:style>
    <style:style style:name="P5" style:family="paragraph" style:parent-style-name="Preformatted_20_Text">
      <style:text-properties fo:font-size="12pt" fo:font-style="normal" fo:font-weight="normal" officeooo:rsid="001e176f" officeooo:paragraph-rsid="001e176f" style:font-size-asian="10.5pt" style:font-style-asian="normal" style:font-weight-asian="normal" style:font-size-complex="12pt" style:font-style-complex="normal" style:font-weight-complex="normal"/>
    </style:style>
    <style:style style:name="P6" style:family="paragraph" style:parent-style-name="Preformatted_20_Text">
      <style:text-properties fo:font-size="12pt" fo:font-style="normal" fo:font-weight="normal" officeooo:rsid="001f79dc" officeooo:paragraph-rsid="001f79dc" style:font-size-asian="10.5pt" style:font-style-asian="normal" style:font-weight-asian="normal" style:font-size-complex="12pt" style:font-style-complex="normal" style:font-weight-complex="normal"/>
    </style:style>
    <style:style style:name="P7" style:family="paragraph" style:parent-style-name="Preformatted_20_Text">
      <style:text-properties fo:font-size="12pt" fo:font-style="normal" fo:font-weight="bold" officeooo:rsid="001e176f" officeooo:paragraph-rsid="001e176f" style:font-size-asian="10.5pt" style:font-style-asian="normal" style:font-weight-asian="bold" style:font-size-complex="12pt" style:font-style-complex="normal" style:font-weight-complex="bold"/>
    </style:style>
    <style:style style:name="P8" style:family="paragraph" style:parent-style-name="Preformatted_20_Text">
      <style:text-properties fo:font-size="12pt" fo:font-style="normal" fo:font-weight="bold" officeooo:rsid="001f79dc" officeooo:paragraph-rsid="001f79dc" style:font-size-asian="10.5pt" style:font-style-asian="normal" style:font-weight-asian="bold" style:font-size-complex="12pt" style:font-style-complex="normal" style:font-weight-complex="bold"/>
    </style:style>
    <style:style style:name="T1" style:family="text">
      <style:text-properties officeooo:rsid="001bb638"/>
    </style:style>
    <style:style style:name="T2" style:family="text">
      <style:text-properties officeooo:rsid="001e17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Aerial Robotics Kharagpur</text:p>
      <text:p text:style-name="P1"><text:tab/><text:tab/><text:tab/><text:tab/>Task <text:span text:style-name="T1">3</text:span>-Arka Mitra</text:p>
      <text:p text:style-name="P1"/>
      <text:p text:style-name="P2">Abstract: Maze solving using color schemes</text:p>
      <text:p text:style-name="P2"/>
      <text:p text:style-name="P3">INTRODUCTION</text:p>
      <text:p text:style-name="P2"/>
      <text:p text:style-name="P2">The maze needs to be solved given the fact that the maze becomes more green when it goes towards the solution. <text:span text:style-name="T2">This fact was used to go towards the solution.</text:span></text:p>
      <text:p text:style-name="P2"/>
      <text:p text:style-name="P4">INITIAL PROCESS</text:p>
      <text:p text:style-name="P4"/>
      <text:p text:style-name="P5">The 360 view was taken from any given point and the point moved towards that solution.</text:p>
      <text:p text:style-name="P5"/>
      <text:p text:style-name="P7">FINAL PROCESS</text:p>
      <text:p text:style-name="P7"/>
      <text:p text:style-name="P5">The process resulted in moving towards local minima and also resulted in the being stopped by the walls(that is the forward motion did not result in new position.) The algorithm also included error check so that it can go through a door.</text:p>
      <text:p text:style-name="P5"/>
      <text:p text:style-name="P8">RESULTS</text:p>
      <text:p text:style-name="P8"/>
      <text:p text:style-name="P6">The code goes to a local minima.</text:p>
      <text:p text:style-name="P6"/>
      <text:p text:style-name="P8">FUTURE WORKS</text:p>
      <text:p text:style-name="P8"/>
      <text:p text:style-name="P6">The code could be improved so that it does not get stuck at local minima. In case of getting stuck, it needs to go back to the last node where it had a choice to choose and choose any of the other nodes. If it leads to a better solution, we are <text:s/>done. Else we need to repeat this. This then becomes similar to getting to each idividual nodes. Which can be done by a left front algorithm. The left front algorithm states: If you can go left, go left. Else go front. If you cant do both, do a 180 turn and continue doing the same.</text:p>
      <text:p text:style-name="P6"/>
      <text:p text:style-name="P8">CONCLUSION</text:p>
      <text:p text:style-name="P8"/>
      <text:p text:style-name="P6">Pyautogui is a good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20:16:11.008478033</meta:creation-date>
    <meta:generator>LibreOffice/5.1.6.2$Linux_X86_64 LibreOffice_project/10m0$Build-2</meta:generator>
    <dc:date>2019-03-02T20:38:36.920022706</dc:date>
    <meta:editing-duration>PT12M14S</meta:editing-duration>
    <meta:editing-cycles>3</meta:editing-cycles>
    <meta:document-statistic meta:table-count="0" meta:image-count="0" meta:object-count="0" meta:page-count="1" meta:paragraph-count="15" meta:word-count="228" meta:character-count="1227" meta:non-whitespace-character-count="1007"/>
  </office:meta>
</office:document-meta>
</file>